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11in"/>
    </style:style>
    <style:style style:name="co2" style:family="table-column">
      <style:table-column-properties fo:break-before="auto" style:column-width="3.5917in"/>
    </style:style>
    <style:style style:name="co3" style:family="table-column">
      <style:table-column-properties fo:break-before="auto" style:column-width="0.6319in"/>
    </style:style>
    <style:style style:name="co4" style:family="table-column">
      <style:table-column-properties fo:break-before="auto" style:column-width="0.7071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811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66666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no. party</text:p>
          </table:table-cell>
          <table:table-cell table:style-name="Default" office:value-type="string" calcext:value-type="string">
            <text:p>failiure probability </text:p>
          </table:table-cell>
          <table:table-cell table:style-name="ce3" office:value-type="string" calcext:value-type="string">
            <text:p>memory usage (GB)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/>
          <table:table-cell office:value-type="string" calcext:value-type="string">
            <text:p>FLGeometricDistributionEXP_GC_na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table:style-name="ce2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GeometricDistributionEXP_BGMW_na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table:style-name="ce2"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GeometricDistributionEXP_BMR_na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table:style-name="ce2"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FLGeometricDistributionEXP_BGMW_na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table:style-name="ce2" office:value-type="float" office:value="36" calcext:value-type="float">
            <text:p>36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LGeometricDistributionEXP_BMR_na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table:style-name="ce2" office:value-type="string" calcext:value-type="string">
            <text:p>126+5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FLDiscreteLaplaceDistribution_GC_na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table:style-name="ce2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DiscreteLaplaceDistribution_BGMW_na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once reach 126+52, reason unknown</text:p>
          </table:table-cell>
        </table:table-row>
        <table:table-row table:style-name="ro1">
          <table:table-cell/>
          <table:table-cell table:style-name="ce1" office:value-type="string" calcext:value-type="string">
            <text:p>FLDiscreteLaplaceDistribution_BMR_na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table:style-name="ce2" office:value-type="string" calcext:value-type="string">
            <text:p>126+26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FLDiscreteLaplaceDistribution_BGMW_na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once reach 126+52, reason unknown</text:p>
          </table:table-cell>
        </table:table-row>
        <table:table-row table:style-name="ro1">
          <table:table-cell/>
          <table:table-cell table:style-name="ce1" office:value-type="string" calcext:value-type="string">
            <text:p>FLDiscreteLaplaceDistribution_BMR_na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memory overflow</text:p>
          </table:table-cell>
        </table:table-row>
        <table:table-row table:style-name="ro1">
          <table:table-cell table:number-columns-repeated="4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FLDiscreteGaussianDistributionEXP_GC_na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20)</text:p>
          </table:table-cell>
          <table:table-cell table:style-name="ce2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DiscreteGaussianDistributionEXP_BGMW_na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20)</text:p>
          </table:table-cell>
          <table:table-cell table:style-name="ce2" office:value-type="float" office:value="50" calcext:value-type="float">
            <text:p>5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LDiscreteGaussianDistributionEXP_BMR_na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20)</text:p>
          </table:table-cell>
          <table:table-cell table:style-name="ce2" office:value-type="string" calcext:value-type="string">
            <text:p>126+39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FLDiscreteGaussianDistributionEXP_BGMW_na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20)</text:p>
          </table:table-cell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memory may overflow</text:p>
          </table:table-cell>
        </table:table-row>
        <table:table-row table:style-name="ro1">
          <table:table-cell/>
          <table:table-cell table:style-name="ce1" office:value-type="string" calcext:value-type="string">
            <text:p>FLDiscreteGaussianDistributionEXP_BMR_na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20)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memory overflow</text:p>
          </table:table-cell>
        </table:table-row>
        <table:table-row table:style-name="ro1">
          <table:table-cell table:number-columns-repeated="4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FLSymmetricBinomialDistribution_GC_na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table:style-name="ce2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SymmetricBinomialDistribution_BGMW_na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table:style-name="ce2" office:value-type="float" office:value="39" calcext:value-type="float">
            <text:p>39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LSymmetricBinomialDistribution_BMR_na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table:style-name="ce2" office:value-type="string" calcext:value-type="string">
            <text:p>126+12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</table:table-row>
        <table:table-row table:style-name="ro1">
          <table:table-cell/>
          <table:table-cell office:value-type="string" calcext:value-type="string">
            <text:p>FLSymmetricBinomialDistribution_BGMW_na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table:style-name="ce2"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FLSymmetricBinomialDistribution_BMR_na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memory overflow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/>
          <table:table-cell office:value-type="string" calcext:value-type="string">
            <text:p>FLGeometricDistributionEXP_GC_optim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GeometricDistributionEXP_BGMW_optim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GeometricDistributionEXP_BMR_optim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LGeometricDistributionEXP_BGMW_optim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GeometricDistributionEXP_BMR_optim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LDiscreteLaplaceDistribution_GC_optim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DiscreteLaplaceDistribution_BGMW_optim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DiscreteLaplaceDistribution_BMR_optim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LDiscreteLaplaceDistribution_BGMW_optim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DiscreteLaplaceDistribution_BMR_optim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LDiscreteGaussianDistributionEXP_GC_optim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2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DiscreteGaussianDistributionEXP_BGMW_optim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2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DiscreteGaussianDistributionEXP_BMR_optim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20)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LDiscreteGaussianDistributionEXP_BGMW_optim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2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DiscreteGaussianDistributionEXP_BMR_optim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20)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LSymmetricBinomialDistribution_GC_optim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SymmetricBinomialDistribution_BGMW_optim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SymmetricBinomialDistribution_BMR_optimiz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^(-40)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LSymmetricBinomialDistribution_BGMW_optim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LSymmetricBinomialDistribution_BMR_optimiz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^(-40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13:18:44.107175645</meta:creation-date>
    <dc:date>2022-12-04T17:10:47.754750312</dc:date>
    <meta:editing-duration>PT3H1M12S</meta:editing-duration>
    <meta:editing-cycles>43</meta:editing-cycles>
    <meta:generator>LibreOffice/7.3.7.2$Linux_X86_64 LibreOffice_project/30$Build-2</meta:generator>
    <meta:document-statistic meta:table-count="1" meta:cell-count="150" meta:object-count="0"/>
  </office:meta>
</office:document-meta>
</file>